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style:text-properties style:font-name="Times New Roman" fo:font-size="12pt" officeooo:paragraph-rsid="00198736" style:font-size-asian="12pt" style:font-size-complex="12pt"/>
    </style:style>
    <style:style style:name="P2" style:family="paragraph" style:parent-style-name="Text_20_body">
      <style:paragraph-properties fo:line-height="200%"/>
      <style:text-properties style:font-name="Times New Roman" fo:font-size="12pt" fo:font-weight="bold" officeooo:rsid="00198736" officeooo:paragraph-rsid="00198736" style:font-size-asian="12pt" style:font-weight-asian="bold" style:font-size-complex="12pt" style:font-weight-complex="bold"/>
    </style:style>
    <style:style style:name="P3" style:family="paragraph" style:parent-style-name="Standard">
      <style:paragraph-properties fo:line-height="200%"/>
      <style:text-properties style:font-name="Times New Roman" fo:font-size="12pt" officeooo:paragraph-rsid="00198736" style:font-size-asian="12pt" style:font-size-complex="12pt"/>
    </style:style>
    <style:style style:name="P4" style:family="paragraph" style:parent-style-name="Standard">
      <style:paragraph-properties fo:line-height="200%"/>
      <style:text-properties style:font-name="Times New Roman" fo:font-size="12pt" officeooo:rsid="00198736" officeooo:paragraph-rsid="00198736" style:font-size-asian="12pt" style:font-size-complex="12pt"/>
    </style:style>
    <style:style style:name="P5" style:family="paragraph" style:parent-style-name="Standard">
      <style:paragraph-properties fo:line-height="200%"/>
      <style:text-properties style:font-name="Times New Roman" fo:font-size="12pt" fo:font-weight="bold" officeooo:rsid="00198736" officeooo:paragraph-rsid="00198736" style:font-size-asian="12pt" style:font-weight-asian="bold" style:font-size-complex="12pt" style:font-weight-complex="bold"/>
    </style:style>
    <style:style style:name="P6" style:family="paragraph" style:parent-style-name="Standard">
      <style:paragraph-properties fo:line-height="200%"/>
      <style:text-properties style:font-name="Times New Roman" fo:font-size="12pt" fo:font-weight="bold" officeooo:paragraph-rsid="00198736"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8736" style:font-weight-asian="normal" style:font-weight-complex="normal"/>
    </style:style>
    <style:style style:name="T4"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5" style:family="text">
      <style:text-properties fo:font-variant="normal" fo:text-transform="none" fo:color="#000000" style:text-line-through-style="none" fo:font-style="normal" style:text-underline-style="none" fo:font-weight="normal" officeooo:rsid="00198736" style:text-blinking="false" fo:background-color="transparent" style:font-weight-asian="normal" style:font-weight-complex="normal"/>
    </style:style>
    <style:style style:name="T6" style:family="text">
      <style:text-properties fo:font-variant="normal" fo:text-transform="none" fo:color="#000000" style:text-line-through-style="none" fo:font-style="normal" style:text-underline-style="none" fo:font-weight="normal" officeooo:rsid="001b64a0" style:text-blinking="false" fo:background-color="transparent" style:font-weight-asian="normal" style:font-weight-complex="normal"/>
    </style:style>
    <style:style style:name="T7" style:family="text">
      <style:text-properties fo:font-variant="normal" fo:text-transform="none" fo:color="#000000" style:text-line-through-style="none" fo:font-style="normal" style:text-underline-style="none" style:text-blinking="false" fo:background-color="transparent"/>
    </style:style>
    <style:style style:name="T8" style:family="text">
      <style:text-properties officeooo:rsid="00198736"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pring #1 Report</text:p>
      <text:p text:style-name="P4">College Length Estimator</text:p>
      <text:p text:style-name="P4">Alpha Knights</text:p>
      <text:p text:style-name="P4">2/13/17</text:p>
      <text:p text:style-name="P4"/>
      <text:p text:style-name="P4"><text:span text:style-name="T1">Actions to stop doing:</text:span> We should stop trying to plan scrum meetings at the last second, it makes it hard to know who is going to be able to make it, and if people aren't there we don't know if its because they are late, or they can't make it at all. We should also stop trying to hold scrum meetings after class, because people often decide the morning of if they are going to be going to class.</text:p>
      <text:p text:style-name="P4"><text:span text:style-name="T1">Actions to start doing:</text:span> We are hopefully going to get our web-server set up, and then we can all start working from the same platform. One of the biggest problems we currently have is that everyone is working from a different system, and that makes it hard for us to keep things organized, and for one group member to help another. Once we have the web-server set up, we will be able to standardize our processes, which will greatly increase productivity.</text:p>
      <text:p text:style-name="P4"/>
      <text:p text:style-name="P5">Actions to keep doing: <text:span text:style-name="T2">Our group does a good job communicating and staying in touch, if you ask questions on slack there are very fast responses. This is very helpful for our development process and allows us to quickly overcome problems as they arise. It also means we don't often have people waiting around not able to work because they need something from another group member.</text:span></text:p>
      <text:p text:style-name="P6"><text:span text:style-name="T8">Work completed:</text:span></text:p>
      <text:p text:style-name="P3"><text:span text:style-name="T3">“</text:span><text:bookmark text:name="docs-internal-guid-519a7072-3f46-f589-05f4-301af09ddaad"/><text:span text:style-name="T5">As a student, I want to add a course so that I can keep track of it.”</text:span></text:p>
      <text:p text:style-name="P3"><text:soft-page-break/><text:span text:style-name="T5">“</text:span><text:bookmark text:name="docs-internal-guid-519a7072-3f47-53c9-2b59-98bcefefca29"/><text:span text:style-name="T5">As a developer, I want to keep track of courses added so that users can change it later. “</text:span></text:p>
      <text:p text:style-name="P3"><text:span text:style-name="T5">“</text:span><text:bookmark text:name="docs-internal-guid-519a7072-3f47-8573-ab0d-97e48b0a41de"/><text:span text:style-name="T5">As a student, I want to add course prerequisite so that I know which courses I can take in a current term. “</text:span></text:p>
      <text:p text:style-name="P3"><text:span text:style-name="T5">“</text:span><text:bookmark text:name="docs-internal-guid-519a7072-3f47-c378-3363-a359b05656a4"/><text:span text:style-name="T5">As a student, I want to add a concurrent course so that I know what classes I need to take all together.”</text:span></text:p>
      <text:p text:style-name="P3"><text:span text:style-name="T5">“</text:span><text:bookmark text:name="docs-internal-guid-519a7072-3f48-050f-4e0a-b91b76e2f197"/><text:span text:style-name="T5">As a student, I want to have a limit on the number of units per term so that I do not have too many courses in one term.”</text:span></text:p>
      <text:p text:style-name="P3"><text:span text:style-name="T5">“</text:span><text:bookmark text:name="docs-internal-guid-519a7072-3f48-223a-5960-90935231ebec"/><text:span text:style-name="T5">As a student, I want to specify if a course can only be taken during a specific term so that I do not get them mixed up in terms that I cannot take it in.”</text:span></text:p>
      <text:p text:style-name="P3"><text:bookmark text:name="docs-internal-guid-519a7072-3f49-9d97-2b86-24a53d9d5f0b"/><text:span text:style-name="T5">“As a student, I want to specify if a course can only be taken during a specific term so that I do not get them mixed up in terms that I cannot take it in.”</text:span></text:p>
      <text:p text:style-name="P1"><text:bookmark text:name="docs-internal-guid-519a7072-3f48-3df3-7912-61b60db6aece1"/><text:span text:style-name="T5">As a student, I want to specify if I will be taking summer classes so that I have more options to consider for taking the course.</text:span></text:p>
      <text:p text:style-name="P2">Work not completed:</text:p>
      <text:p text:style-name="P1"><text:span text:style-name="T3">“</text:span><text:bookmark text:name="docs-internal-guid-519a7072-3f49-1f11-c125-73ecd2585ecb"/><text:span text:style-name="T4">As a student, I want to specify what type of term I have for my college (Such as Quarter, Semester, etc) so that I know how to look at them each term relative to time.”</text:span></text:p>
      <text:p text:style-name="P2"><text:span text:style-name="T7">Work completion rate: </text:span><text:span text:style-name="T4">We completed eight user stories, in an estimated number of </text:span><text:span text:style-name="T6">30</text:span><text:span text:style-name="T4"> hours. There were 21 days in this sprint, </text:span><text:span text:style-name="T6">this figures into a .38 user stories a day with an average time of 1.4 hours a day. </text:span></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6:47:58.608000000</meta:creation-date>
    <dc:date>2017-02-14T17:07:48.485000000</dc:date>
    <meta:editing-duration>PT2M19S</meta:editing-duration>
    <meta:editing-cycles>2</meta:editing-cycles>
    <meta:generator>LibreOffice/4.1.1.2$Windows_x86 LibreOffice_project/7e4286b58adc75a14f6d83f53a03b6c11fa2903</meta:generator>
    <meta:document-statistic meta:table-count="0" meta:image-count="0" meta:object-count="0" meta:page-count="2" meta:paragraph-count="19" meta:word-count="520" meta:character-count="2642" meta:non-whitespace-character-count="2140"/>
  </office:meta>
</office:document-meta>
</file>